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Value.LongValue( Long l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ngValue.getLo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ngValue.get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ngValue.getDou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ngValue.LongValue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ng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ngValu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ngValue.get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ngValue.valueOf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ngValue.getInternal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